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in this article (if this page is the first one in this list, then page 1 – this page; otherwise: last page +1 – this page; if there are pages behind this page which are not in the list, these are also covered)</text:p>
          </table:table-cell>
        </table:table-row>
        <table:table-row table:style-name="ro1">
          <table:table-cell office:value-type="string" calcext:value-type="string">
            <text:p>S003194221400257X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57X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400541X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541X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271.pdf_2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817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817.pdf_3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4002817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1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1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817.pdf_5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31942214003185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4003185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27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27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3194221400334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343.pdf_9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343.pdf_9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0031942214004117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6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4004117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4117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2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4004117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5000436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5000436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0436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0436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5001739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5300388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31942216300061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5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6300061.pdf_6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6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8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6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2.p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6300061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85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6300085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334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003194221630048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003194221630048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4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48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630048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6.png_segment_3.p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03194221730097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003194221730097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097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097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169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1693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730169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54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58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649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830056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9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8300566.pdf_6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3])" office:value-type="float" office:value="152" calcext:value-type="float">
            <text:p>152</text:p>
          </table:table-cell>
          <table:table-cell table:formula="of:=SUM([.C2:.C183])" office:value-type="float" office:value="182" calcext:value-type="float">
            <text:p>182</text:p>
          </table:table-cell>
          <table:table-cell table:formula="of:=SUM([.D2:.D183])" office:value-type="float" office:value="10" calcext:value-type="float">
            <text:p>10</text:p>
          </table:table-cell>
          <table:table-cell table:formula="of:=SUM([.E2:.E183])" office:value-type="float" office:value="21" calcext:value-type="float">
            <text:p>21</text:p>
          </table:table-cell>
          <table:table-cell table:formula="of:=SUM([.F2:.F183])" office:value-type="float" office:value="0" calcext:value-type="float">
            <text:p>0</text:p>
          </table:table-cell>
          <table:table-cell table:formula="of:=SUM([.G2:.G18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m of recognized molecules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molecules</text:p>
          </table:table-cell>
          <table:table-cell table:formula="of:=[.B185]+[.G184]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recognized molecules</text:p>
          </table:table-cell>
          <table:table-cell table:formula="of:=[.B185]/[.B186]" office:value-type="float" office:value="0.862559241706161" calcext:value-type="float">
            <text:p>0.862559241706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ONLY MODEL</text:p>
          </table:table-cell>
          <table:table-cell table:formula="of:=[.B184]/[.B185]" office:value-type="float" office:value="0.835164835164835" calcext:value-type="float">
            <text:p>0.835164835164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AFTER EXPANSION</text:p>
          </table:table-cell>
          <table:table-cell table:formula="of:=[.C184]/[.B18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ONLY MODEL</text:p>
          </table:table-cell>
          <table:table-cell table:formula="of:=[.D184]/[.B185]" office:value-type="float" office:value="0.0549450549450549" calcext:value-type="float">
            <text:p>0.054945054945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AFTER EXPANSION</text:p>
          </table:table-cell>
          <table:table-cell table:formula="of:=[.E184]/[.B185]" office:value-type="float" office:value="0.115384615384615" calcext:value-type="float">
            <text:p>0.11538461538461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3:16:05.37075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12:07:22.167437055</dc:date>
    <meta:editing-duration>PT18H36M13S</meta:editing-duration>
    <meta:editing-cycles>9</meta:editing-cycles>
    <meta:generator>LibreOffice/6.0.7.3$Linux_X86_64 LibreOffice_project/00m0$Build-3</meta:generator>
    <meta:document-statistic meta:table-count="1" meta:cell-count="636" meta:object-count="0"/>
  </office:meta>
</office:document-meta>
</file>